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LISTA DE COMPRAS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uma lista tem vários produtos --- um produto pode ser de uma lista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ata nesse caso é PK porque convencionamos que fomos ao mercado apenas 1 x no dia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a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produto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K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K FK</text:p>
          </table:table-cell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descrica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antidade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alorminimo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alormaximo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21:41:52.095476025</meta:creation-date>
    <dc:date>2020-02-27T22:34:49.653462698</dc:date>
    <meta:editing-duration>PT5M44S</meta:editing-duration>
    <meta:editing-cycles>1</meta:editing-cycles>
    <meta:document-statistic meta:table-count="1" meta:cell-count="20" meta:object-count="0"/>
    <meta:generator>LibreOffice/5.1.6.2$Linux_x86 LibreOffice_project/10m0$Build-2</meta:generator>
  </office:meta>
</office:document-meta>
</file>